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wZvGpSljZRo" text:style-name="Internet_20_link" text:visited-style-name="Visited_20_Internet_20_Link">https://www.youtube.com/watch?v=wZvGpSljZRo</text:a> : </text:p>
      <text:list xml:id="list3349662466973853340" text:style-name="L1">
        <text:list-item>
          <text:p text:style-name="P1">animation</text:p>
        </text:list-item>
        <text:list-item>
          <text:p text:style-name="P1">Save as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Nufer</meta:initial-creator>
    <meta:creation-date>2017-07-18T21:21:39.02</meta:creation-date>
    <meta:document-statistic meta:table-count="0" meta:image-count="0" meta:object-count="0" meta:page-count="1" meta:paragraph-count="3" meta:word-count="7" meta:character-count="64"/>
    <dc:date>2017-07-19T00:44:40.69</dc:date>
    <dc:creator>Kevin Nufer</dc:creator>
    <meta:editing-duration>PT3H7M51S</meta:editing-duration>
    <meta:editing-cycles>1</meta:editing-cycles>
    <meta:generator>OpenOffice/4.1.3$Win32 OpenOffice.org_project/413m1$Build-9783</meta:generator>
  </office:meta>
</office:document-meta>
</file>